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186" officeooo:paragraph-rsid="001e6186"/>
    </style:style>
    <style:style style:name="P2" style:family="paragraph" style:parent-style-name="Text_20_body">
      <style:text-properties officeooo:rsid="001e6186" officeooo:paragraph-rsid="001e6186"/>
    </style:style>
    <style:style style:name="P3" style:family="paragraph" style:parent-style-name="Standard">
      <style:text-properties officeooo:paragraph-rsid="001e6186"/>
    </style:style>
    <style:style style:name="T1" style:family="text">
      <style:text-properties officeooo:rsid="001e6186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port / Cargo Aircrafts<text:line-break/><text:line-break/>Douglas C-47 Dakota (Skytrain) (1940s–1980s)</text:p>
      <text:p text:style-name="P2">de Havilland Devon (1947–1980s)</text:p>
      <text:p text:style-name="P2">Fairchild C-119 Packet (Flying Boxcar) (1950s–1980s)</text:p>
      <text:p text:style-name="P2">Douglas C-124 Globetrotter (Limited service, 1950s–1960s)</text:p>
      <text:p text:style-name="P2">Antonov An-12 (Cub) (1960s–1990s)</text:p>
      <text:p text:style-name="P2">Hawker Siddeley HS 748 (Avro) (1960s–2020s phased out)</text:p>
      <text:p text:style-name="P2">Antonov An-32 (Cline)</text:p>
      <text:p text:style-name="P2">Dornier Do 228</text:p>
      <text:p text:style-name="P2">Ilyushin Il-76MD (Candid)</text:p>
      <text:p text:style-name="P2">Lockheed Martin C-130J Super Hercules</text:p>
      <text:p text:style-name="P2">Boeing C-17 Globemaster III</text:p>
      <text:p text:style-name="P2">Airbus C-295MW</text:p>
      <text:p text:style-name="P3"><text:span text:style-name="T1">Vickers Viscount<text:line-break/></text:span>Ilyushin Il-14<text:line-break/>de Havilland Canada DHC-3 Otter &amp; DHC-4 Caribou<text:line-break/>Antonov An-32 (Sutlej)<text:line-break/>Ilyushin Il-76 (Gajraj)<text:line-break/><text:span text:style-name="T2">Boeing 737 (Air Force One/Two):</text:span> Used for VVIP travel.<text:line-break/><text:span text:style-name="T2">Embraer Legacy 600:</text:span> Used for regional VIP transport.<text:line-break/>Boeing 777-300ER (Air India One)<text:line-break/>Vickers Viking<text:line-break/><text:span text:style-name="Strong_20_Emphasis">Handley Page Halifax (Transport conversion)<text:line-break/>DHC-6 Twin Otter<text:line-break/>HAL Saras (PV-5)<text:line-break/>Ilyushin Il-78MKI<text:line-break/>Boeing 737-200 / 737-BBJ<text:line-break/>Boeing 737-200 / 737-BBJ<text:line-break/>Airbus A319 / A32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1:29:57.036113506</meta:creation-date>
    <dc:date>2025-12-18T21:35:48.047356076</dc:date>
    <meta:editing-duration>PT5M41S</meta:editing-duration>
    <meta:editing-cycles>2</meta:editing-cycles>
    <meta:generator>LibreOffice/25.8.3.2$Linux_X86_64 LibreOffice_project/580$Build-2</meta:generator>
    <meta:document-statistic meta:table-count="0" meta:image-count="0" meta:object-count="0" meta:page-count="1" meta:paragraph-count="13" meta:word-count="130" meta:character-count="884" meta:non-whitespace-character-count="772"/>
  </office:meta>
</office:document-meta>
</file>